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94f" officeooo:paragraph-rsid="0018c94f"/>
    </style:style>
    <style:style style:name="P2" style:family="paragraph" style:parent-style-name="Standard">
      <style:text-properties officeooo:rsid="0018c94f" officeooo:paragraph-rsid="0018c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ro! Aqui está o guia completo e melhorado para adicionar todas as páginas de uma só vez ao seu projeto Django, incluindo o código necessário para renderizar todas as telas:</text:p>
      <text:p text:style-name="P1"/>
      <text:p text:style-name="P1">```markdown</text:p>
      <text:p text:style-name="P1"># Transformar Webflow em Arquitetura Django</text:p>
      <text:p text:style-name="P1"/>
      <text:p text:style-name="P1">## Passo 1: Rodar o Script de Transformação</text:p>
      <text:p text:style-name="P1"/>
      <text:p text:style-name="P1">Dentro da pasta `transformar django`, rode o script que transforma o zip do Webflow em arquitetura Django:</text:p>
      <text:p text:style-name="P1"/>
      <text:p text:style-name="P1">```bash</text:p>
      <text:p text:style-name="P1">python import_webflow.py pasta_temporaria solucionai.webflow.zip</text:p>
      <text:p text:style-name="P1">```</text:p>
      <text:p text:style-name="P1"/>
      <text:p text:style-name="P1">- `import_webflow.py`: Código de transformação</text:p>
      <text:p text:style-name="P1">- `pasta_temporaria`: Pasta que armazena os arquivos</text:p>
      <text:p text:style-name="P1">- `solucionai.webflow.zip`: Zip exportado do Webflow</text:p>
      <text:p text:style-name="P1"/>
      <text:p text:style-name="P1">## Passo 2: Criação do Projeto Django</text:p>
      <text:p text:style-name="P1"/>
      <text:p text:style-name="P1">### 2.1: Criação do Projeto e da Aplicação</text:p>
      <text:p text:style-name="P1"/>
      <text:p text:style-name="P1">1. **Crie o projeto Django:**</text:p>
      <text:p text:style-name="P1"/>
      <text:p text:style-name="P1"><text:s text:c="3"/>```bash</text:p>
      <text:p text:style-name="P1"><text:s text:c="3"/>django-admin startproject myproject_teste1</text:p>
      <text:p text:style-name="P1"><text:s text:c="3"/>cd myproject_teste1</text:p>
      <text:p text:style-name="P1"><text:s text:c="3"/>```</text:p>
      <text:p text:style-name="P1"/>
      <text:p text:style-name="P1">2. **Crie uma aplicação dentro do projeto:**</text:p>
      <text:p text:style-name="P1"/>
      <text:p text:style-name="P1"><text:s text:c="3"/>```bash</text:p>
      <text:p text:style-name="P1"><text:s text:c="3"/>python manage.py startapp web</text:p>
      <text:p text:style-name="P1"><text:s text:c="3"/>```</text:p>
      <text:p text:style-name="P1"/>
      <text:p text:style-name="P1">### 2.2: Configuração de URLs</text:p>
      <text:p text:style-name="P1"/>
      <text:p text:style-name="P1">1. **Configure as URLs no arquivo `myproject_teste1/urls.py`:**</text:p>
      <text:p text:style-name="P1"/>
      <text:p text:style-name="P1"><text:s text:c="3"/>Abra o arquivo `myproject_teste1/urls.py` e edite-o para incluir a aplicação `web`:</text:p>
      <text:p text:style-name="P1"/>
      <text:p text:style-name="P1"><text:s text:c="3"/>```python</text:p>
      <text:p text:style-name="P1"><text:s text:c="3"/>from django.contrib import admin</text:p>
      <text:p text:style-name="P1"><text:s text:c="3"/>from django.urls import path, include</text:p>
      <text:p text:style-name="P1"/>
      <text:p text:style-name="P1"><text:s text:c="3"/>urlpatterns = [</text:p>
      <text:p text:style-name="P1"><text:s text:c="7"/>path('admin/', admin.site.urls),</text:p>
      <text:p text:style-name="P1"><text:s text:c="7"/>path('', include('web.urls')),</text:p>
      <text:p text:style-name="P1"><text:s text:c="3"/>]</text:p>
      <text:p text:style-name="P1"><text:s text:c="3"/>```</text:p>
      <text:p text:style-name="P1"/>
      <text:p text:style-name="P1"><text:soft-page-break/>2. **Crie o arquivo `web/urls.py`:**</text:p>
      <text:p text:style-name="P1"/>
      <text:p text:style-name="P1"><text:s text:c="3"/>Crie um novo arquivo `urls.py` dentro da pasta `web`:</text:p>
      <text:p text:style-name="P1"/>
      <text:p text:style-name="P1"><text:s text:c="3"/>```bash</text:p>
      <text:p text:style-name="P1"><text:s text:c="3"/>touch web/urls.py</text:p>
      <text:p text:style-name="P1"><text:s text:c="3"/>```</text:p>
      <text:p text:style-name="P1"/>
      <text:p text:style-name="P1"><text:s text:c="3"/>E adicione o seguinte conteúdo:</text:p>
      <text:p text:style-name="P1"/>
      <text:p text:style-name="P1"><text:s text:c="3"/>```python</text:p>
      <text:p text:style-name="P1"><text:s text:c="3"/>from django.urls import path</text:p>
      <text:p text:style-name="P1"><text:s text:c="3"/>from . import views</text:p>
      <text:p text:style-name="P1"/>
      <text:p text:style-name="P1"><text:s text:c="3"/>urlpatterns = [</text:p>
      <text:p text:style-name="P1"><text:s text:c="7"/>path('&lt;str:page&gt;/', views.render_page, name='render_page'),</text:p>
      <text:p text:style-name="P1"><text:s text:c="7"/>path('', views.render_page, {'page': 'index'}, name='home'),</text:p>
      <text:p text:style-name="P1"><text:s text:c="3"/>]</text:p>
      <text:p text:style-name="P1"><text:s text:c="3"/>```</text:p>
      <text:p text:style-name="P1"/>
      <text:p text:style-name="P1">### 2.3: Criação da View</text:p>
      <text:p text:style-name="P1"/>
      <text:p text:style-name="P1">1. **Crie a view no arquivo `web/views.py`:**</text:p>
      <text:p text:style-name="P1"/>
      <text:p text:style-name="P1"><text:s text:c="3"/>Edite o arquivo `web/views.py` para adicionar a view que renderiza o template:</text:p>
      <text:p text:style-name="P1"/>
      <text:p text:style-name="P1"><text:s text:c="3"/>```python</text:p>
      <text:p text:style-name="P1"><text:s text:c="3"/>from django.shortcuts import render</text:p>
      <text:p text:style-name="P1"><text:s text:c="3"/>from django.http import Http404</text:p>
      <text:p text:style-name="P1"><text:s text:c="3"/>from django.template import TemplateDoesNotExist</text:p>
      <text:p text:style-name="P1"/>
      <text:p text:style-name="P1"><text:s text:c="3"/>def render_page(request, page):</text:p>
      <text:p text:style-name="P1"><text:s text:c="7"/>template_name = f'{page}.html'</text:p>
      <text:p text:style-name="P1"><text:s text:c="7"/>try:</text:p>
      <text:p text:style-name="P1"><text:s text:c="11"/>return render(request, template_name)</text:p>
      <text:p text:style-name="P1"><text:s text:c="7"/>except TemplateDoesNotExist:</text:p>
      <text:p text:style-name="P1"><text:s text:c="11"/>raise Http404(f'Template {template_name} does not exist')</text:p>
      <text:p text:style-name="P1"><text:s text:c="3"/>```</text:p>
      <text:p text:style-name="P1"/>
      <text:p text:style-name="P1">### 2.4: Configuração dos Templates</text:p>
      <text:p text:style-name="P1"/>
      <text:p text:style-name="P1">1. **Configure o diretório de templates no arquivo `myproject_teste1/settings.py`:**</text:p>
      <text:p text:style-name="P1"/>
      <text:p text:style-name="P1"><text:s text:c="3"/>Abra o arquivo `myproject_teste1/settings.py` e edite a seção `TEMPLATES` para incluir o diretório de templates:</text:p>
      <text:p text:style-name="P1"/>
      <text:p text:style-name="P1"><text:s text:c="3"/>```python</text:p>
      <text:p text:style-name="P1"><text:s text:c="3"/>import os</text:p>
      <text:p text:style-name="P1"/>
      <text:p text:style-name="P1"><text:s text:c="3"/># ...</text:p>
      <text:p text:style-name="P1"/>
      <text:p text:style-name="P1"><text:s text:c="3"/>TEMPLATES = [</text:p>
      <text:p text:style-name="P1"><text:soft-page-break/><text:s text:c="7"/>{</text:p>
      <text:p text:style-name="P1"><text:s text:c="11"/>'BACKEND': 'django.template.backends.django.DjangoTemplates',</text:p>
      <text:p text:style-name="P1"><text:s text:c="11"/>'DIRS': [os.path.join(BASE_DIR, 'templates')],</text:p>
      <text:p text:style-name="P1"><text:s text:c="11"/>'APP_DIRS': True,</text:p>
      <text:p text:style-name="P1"><text:s text:c="11"/>'OPTIONS': {</text:p>
      <text:p text:style-name="P1"><text:s text:c="15"/>'context_processors': [</text:p>
      <text:p text:style-name="P1"><text:s text:c="19"/>'django.template.context_processors.debug',</text:p>
      <text:p text:style-name="P1"><text:s text:c="19"/>'django.template.context_processors.request',</text:p>
      <text:p text:style-name="P1"><text:s text:c="19"/>'django.contrib.auth.context_processors.auth',</text:p>
      <text:p text:style-name="P1"><text:s text:c="19"/>'django.contrib.messages.context_processors.messages',</text:p>
      <text:p text:style-name="P1"><text:s text:c="15"/>],</text:p>
      <text:p text:style-name="P1"><text:s text:c="11"/>},</text:p>
      <text:p text:style-name="P1"><text:s text:c="7"/>},</text:p>
      <text:p text:style-name="P1"><text:s text:c="3"/>]</text:p>
      <text:p text:style-name="P1"/>
      <text:p text:style-name="P1"><text:s text:c="3"/># ...</text:p>
      <text:p text:style-name="P1"><text:s text:c="3"/>```</text:p>
      <text:p text:style-name="P1"/>
      <text:p text:style-name="P1">2. **Arraste a pasta `templates` e `static` para `myproject_teste1`**</text:p>
      <text:p text:style-name="P1"/>
      <text:p text:style-name="P1">### 2.5: Configuração e Organização dos Arquivos Estáticos</text:p>
      <text:p text:style-name="P1"/>
      <text:p text:style-name="P1">1. **Configure os arquivos estáticos no arquivo `myproject_teste1/settings.py`:**</text:p>
      <text:p text:style-name="P1"/>
      <text:p text:style-name="P1"><text:s text:c="3"/>Edite o arquivo `myproject_teste1/settings.py` para incluir as configurações de arquivos estáticos:</text:p>
      <text:p text:style-name="P1"/>
      <text:p text:style-name="P1"><text:s text:c="3"/>```python</text:p>
      <text:p text:style-name="P1"><text:s text:c="3"/>STATIC_URL = '/static/'</text:p>
      <text:p text:style-name="P1"><text:s text:c="3"/>STATICFILES_DIRS = [os.path.join(BASE_DIR, 'static')]</text:p>
      <text:p text:style-name="P1"><text:s text:c="3"/>STATIC_ROOT = os.path.join(BASE_DIR, 'staticfiles')</text:p>
      <text:p text:style-name="P1"><text:s text:c="3"/>```</text:p>
      <text:p text:style-name="P1"/>
      <text:p text:style-name="P1">2. **Configure as URLs para servir arquivos estáticos no arquivo `myproject_teste1/urls.py`:**</text:p>
      <text:p text:style-name="P1"/>
      <text:p text:style-name="P1"><text:s text:c="3"/>Edite o arquivo `myproject_teste1/urls.py` para incluir as URLs para arquivos estáticos:</text:p>
      <text:p text:style-name="P1"/>
      <text:p text:style-name="P1"><text:s text:c="3"/>```python</text:p>
      <text:p text:style-name="P1"><text:s text:c="3"/>from django.contrib import admin</text:p>
      <text:p text:style-name="P1"><text:s text:c="3"/>from django.urls import path, include</text:p>
      <text:p text:style-name="P1"><text:s text:c="3"/>from django.conf import settings</text:p>
      <text:p text:style-name="P1"><text:s text:c="3"/>from django.conf.urls.static import static</text:p>
      <text:p text:style-name="P1"/>
      <text:p text:style-name="P1"><text:s text:c="3"/>urlpatterns = [</text:p>
      <text:p text:style-name="P1"><text:s text:c="7"/>path('admin/', admin.site.urls),</text:p>
      <text:p text:style-name="P1"><text:s text:c="7"/>path('', include('web.urls')),</text:p>
      <text:p text:style-name="P1"><text:s text:c="3"/>]</text:p>
      <text:p text:style-name="P1"/>
      <text:p text:style-name="P1"><text:s text:c="3"/>if settings.DEBUG:</text:p>
      <text:p text:style-name="P1"><text:s text:c="7"/>urlpatterns += static(settings.STATIC_URL, document_root=settings.STATIC_ROOT)</text:p>
      <text:p text:style-name="P1"><text:s text:c="3"/>```</text:p>
      <text:p text:style-name="P1"/>
      <text:p text:style-name="P1">3. **Carregue arquivos estáticos nos templates HTML:**</text:p>
      <text:p text:style-name="P1"><text:soft-page-break/></text:p>
      <text:p text:style-name="P1"><text:s text:c="3"/>Certifique-se de que todos os templates HTML importados usam a tag `{% load static %}` para carregar arquivos estáticos. Por exemplo:</text:p>
      <text:p text:style-name="P1"/>
      <text:p text:style-name="P1"><text:s text:c="3"/>```html</text:p>
      <text:p text:style-name="P1"><text:s text:c="3"/>{% load static %}</text:p>
      <text:p text:style-name="P1"><text:s text:c="3"/>&lt;!DOCTYPE html&gt;</text:p>
      <text:p text:style-name="P1"><text:s text:c="3"/>&lt;html lang="en"&gt;</text:p>
      <text:p text:style-name="P1"><text:s text:c="3"/>&lt;head&gt;</text:p>
      <text:p text:style-name="P1"><text:s text:c="7"/>&lt;meta charset="UTF-8"&gt;</text:p>
      <text:p text:style-name="P1"><text:s text:c="7"/>&lt;meta name="viewport" content="width=device-width, initial-scale=1.0"&gt;</text:p>
      <text:p text:style-name="P1"><text:s text:c="7"/>&lt;title&gt;Home Solucionai&lt;/title&gt;</text:p>
      <text:p text:style-name="P1"><text:s text:c="7"/>&lt;link rel="stylesheet" href="{% static 'css/normalize.css' %}"&gt;</text:p>
      <text:p text:style-name="P1"><text:s text:c="7"/>&lt;link rel="stylesheet" href="{% static 'css/webflow.css' %}"&gt;</text:p>
      <text:p text:style-name="P1"><text:s text:c="7"/>&lt;link rel="stylesheet" href="{% static 'css/solucionai-0b9717-303891bf580ac669bfdae.webflow.css' %}"&gt;</text:p>
      <text:p text:style-name="P1"><text:s text:c="3"/>&lt;/head&gt;</text:p>
      <text:p text:style-name="P1"><text:s text:c="3"/>&lt;body&gt;</text:p>
      <text:p text:style-name="P1"><text:s text:c="7"/>&lt;!-- Conteúdo da página --&gt;</text:p>
      <text:p text:style-name="P1"><text:s text:c="3"/>&lt;/body&gt;</text:p>
      <text:p text:style-name="P1"><text:s text:c="3"/>&lt;/html&gt;</text:p>
      <text:p text:style-name="P1"><text:s text:c="3"/>```</text:p>
      <text:p text:style-name="P1"/>
      <text:p text:style-name="P1">### 2.6: Aplicação das Migrações</text:p>
      <text:p text:style-name="P1"/>
      <text:p text:style-name="P1">1. **Aplique as migrações pendentes:**</text:p>
      <text:p text:style-name="P1"/>
      <text:p text:style-name="P1"><text:s text:c="3"/>```bash</text:p>
      <text:p text:style-name="P1"><text:s text:c="3"/>python manage.py migrate</text:p>
      <text:p text:style-name="P1"><text:s text:c="3"/>```</text:p>
      <text:p text:style-name="P1"/>
      <text:p text:style-name="P1">### 2.7: Execução do Servidor em uma Porta Diferente</text:p>
      <text:p text:style-name="P1"/>
      <text:p text:style-name="P1">1. **Inicie o servidor Django em uma porta diferente (por exemplo, 8080):**</text:p>
      <text:p text:style-name="P1"/>
      <text:p text:style-name="P1"><text:s text:c="3"/>```bash</text:p>
      <text:p text:style-name="P1"><text:s text:c="3"/>python manage.py runserver 8080</text:p>
      <text:p text:style-name="P1"><text:s text:c="3"/>```</text:p>
      <text:p text:style-name="P1"/>
      <text:p text:style-name="P1">### Resultado Esperado</text:p>
      <text:p text:style-name="P1"/>
      <text:p text:style-name="P1">Após seguir todos esses passos, você deve ter um backend Django configurado para renderizar todas as páginas exportadas do Webflow, com todos os arquivos CSS e JavaScript aplicados corretamente. As páginas devem estar acessíveis no navegador através do endereço `http://127.0.0.1:8080/pagina/`, onde `pagina` é o nome do arquivo HTML sem a extensão.</text:p>
      <text:p text:style-name="P1"/>
      <text:p text:style-name="P1">Se você encontrar algum problema ou precisar de mais assistência, sinta-se à vontade para pedir ajuda!</text:p>
      <text:p text:style-name="P1">```</text:p>
      <text:p text:style-name="P1"/>
      <text:p text:style-name="P1">Se precisar de mais alguma coisa, estou à disposiçã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5.2$Linux_X86_64 LibreOffice_project/50$Build-2</meta:generator>
    <dc:date>2024-07-10T21:12:31.833013744</dc:date>
    <meta:editing-duration>PT44M2S</meta:editing-duration>
    <meta:editing-cycles>5</meta:editing-cycles>
    <meta:document-statistic meta:table-count="0" meta:image-count="0" meta:object-count="0" meta:page-count="4" meta:paragraph-count="141" meta:word-count="630" meta:character-count="5574" meta:non-whitespace-character-count="4551"/>
  </office:meta>
</office:document-meta>
</file>